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/>
      <text:p text:style-name="P13"><draw:custom-shape draw:style-name="gr1" draw:text-style-name="P26" draw:z-index="1" svg:height="1.821cm" svg:width="21.316cm" svg:x="7.641cm" svg:y="-0.012cm" text:anchor-type="char"><text:p/><draw:enhanced-geometry draw:enhanced-path="M 0 0 L 21600 0 21600 21600 0 21600 0 0 Z N" draw:mirror-horizontal="false" draw:mirror-vertical="false" draw:type="rectangle" svg:viewBox="0 0 21600 21600"/></draw:custom-shape><text:span text:style-name="T4">PERMIS</text:span><text:span text:style-name="T5"> </text:span><text:span text:style-name="T4">D’URBANISME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/>
      <text:p text:style-name="P13"><draw:custom-shape draw:style-name="gr1" draw:text-style-name="P26" draw:z-index="1" svg:height="1.821cm" svg:width="21.316cm" svg:x="7.641cm" svg:y="-0.012cm" text:anchor-type="char"><text:p/><draw:enhanced-geometry draw:enhanced-path="M 0 0 L 21600 0 21600 21600 0 21600 0 0 Z N" draw:mirror-horizontal="false" draw:mirror-vertical="false" draw:type="rectangle" svg:viewBox="0 0 21600 21600"/></draw:custom-shape><text:span text:style-name="T4">PERMIS</text:span><text:span text:style-name="T5"> </text:span><text:span text:style-name="T4">D’URBANISME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/>
      <text:p text:style-name="P13"><draw:custom-shape draw:style-name="gr1" draw:text-style-name="P26" draw:z-index="1" svg:height="1.821cm" svg:width="21.316cm" svg:x="7.641cm" svg:y="-0.012cm" text:anchor-type="char"><text:p/><draw:enhanced-geometry draw:enhanced-path="M 0 0 L 21600 0 21600 21600 0 21600 0 0 Z N" draw:mirror-horizontal="false" draw:mirror-vertical="false" draw:type="rectangle" svg:viewBox="0 0 21600 21600"/></draw:custom-shape><text:span text:style-name="T4">PERMIS</text:span><text:span text:style-name="T5"> </text:span><text:span text:style-name="T4">D’URBANISME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/>
      <text:p text:style-name="P13"><draw:custom-shape draw:style-name="gr1" draw:text-style-name="P26" draw:z-index="1" svg:height="1.821cm" svg:width="21.316cm" svg:x="7.641cm" svg:y="-0.012cm" text:anchor-type="char"><text:p/><draw:enhanced-geometry draw:enhanced-path="M 0 0 L 21600 0 21600 21600 0 21600 0 0 Z N" draw:mirror-horizontal="false" draw:mirror-vertical="false" draw:type="rectangle" svg:viewBox="0 0 21600 21600"/></draw:custom-shape><text:span text:style-name="T4">PERMIS</text:span><text:span text:style-name="T5"> </text:span><text:span text:style-name="T4">D’URBANISME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/>
      <text:p text:style-name="P13"><draw:custom-shape draw:style-name="gr1" draw:text-style-name="P26" draw:z-index="1" svg:height="1.821cm" svg:width="21.316cm" svg:x="7.641cm" svg:y="-0.012cm" text:anchor-type="char"><text:p/><draw:enhanced-geometry draw:enhanced-path="M 0 0 L 21600 0 21600 21600 0 21600 0 0 Z N" draw:mirror-horizontal="false" draw:mirror-vertical="false" draw:type="rectangle" svg:viewBox="0 0 21600 21600"/></draw:custom-shape><text:span text:style-name="T4">PERMIS</text:span><text:span text:style-name="T5"> </text:span><text:span text:style-name="T4">D’URBANISME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/>
      <text:p text:style-name="P13"><draw:custom-shape draw:style-name="gr1" draw:text-style-name="P26" draw:z-index="1" svg:height="1.821cm" svg:width="21.316cm" svg:x="7.641cm" svg:y="-0.012cm" text:anchor-type="char"><text:p/><draw:enhanced-geometry draw:enhanced-path="M 0 0 L 21600 0 21600 21600 0 21600 0 0 Z N" draw:mirror-horizontal="false" draw:mirror-vertical="false" draw:type="rectangle" svg:viewBox="0 0 21600 21600"/></draw:custom-shape><text:span text:style-name="T4">PERMIS</text:span><text:span text:style-name="T5"> </text:span><text:span text:style-name="T4">D’URBANISME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/>
      <text:p text:style-name="P13"><draw:custom-shape draw:style-name="gr1" draw:text-style-name="P26" draw:z-index="1" svg:height="1.821cm" svg:width="21.316cm" svg:x="7.641cm" svg:y="-0.012cm" text:anchor-type="char"><text:p/><draw:enhanced-geometry draw:enhanced-path="M 0 0 L 21600 0 21600 21600 0 21600 0 0 Z N" draw:mirror-horizontal="false" draw:mirror-vertical="false" draw:type="rectangle" svg:viewBox="0 0 21600 21600"/></draw:custom-shape><text:span text:style-name="T4">PERMIS</text:span><text:span text:style-name="T5"> </text:span><text:span text:style-name="T4">D’URBANISME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/>
      <text:p text:style-name="P13"><draw:custom-shape draw:style-name="gr1" draw:text-style-name="P26" draw:z-index="1" svg:height="1.821cm" svg:width="21.316cm" svg:x="7.641cm" svg:y="-0.012cm" text:anchor-type="char"><text:p/><draw:enhanced-geometry draw:enhanced-path="M 0 0 L 21600 0 21600 21600 0 21600 0 0 Z N" draw:mirror-horizontal="false" draw:mirror-vertical="false" draw:type="rectangle" svg:viewBox="0 0 21600 21600"/></draw:custom-shape><text:span text:style-name="T4">PERMIS</text:span><text:span text:style-name="T5"> </text:span><text:span text:style-name="T4">D’URBANISME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/>
      <text:p text:style-name="P13"><draw:custom-shape draw:style-name="gr1" draw:text-style-name="P26" draw:z-index="1" svg:height="1.821cm" svg:width="21.316cm" svg:x="7.641cm" svg:y="-0.012cm" text:anchor-type="char"><text:p/><draw:enhanced-geometry draw:enhanced-path="M 0 0 L 21600 0 21600 21600 0 21600 0 0 Z N" draw:mirror-horizontal="false" draw:mirror-vertical="false" draw:type="rectangle" svg:viewBox="0 0 21600 21600"/></draw:custom-shape><text:span text:style-name="T4">PERMIS</text:span><text:span text:style-name="T5"> </text:span><text:span text:style-name="T4">D’URBANISME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/>
      <text:p text:style-name="P13"><draw:custom-shape draw:style-name="gr1" draw:text-style-name="P26" draw:z-index="1" svg:height="1.821cm" svg:width="21.316cm" svg:x="7.641cm" svg:y="-0.012cm" text:anchor-type="char"><text:p/><draw:enhanced-geometry draw:enhanced-path="M 0 0 L 21600 0 21600 21600 0 21600 0 0 Z N" draw:mirror-horizontal="false" draw:mirror-vertical="false" draw:type="rectangle" svg:viewBox="0 0 21600 21600"/></draw:custom-shape><text:span text:style-name="T4">PERMIS</text:span><text:span text:style-name="T5"> </text:span><text:span text:style-name="T4">D’URBANISME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/>
      <text:p text:style-name="P13"><draw:custom-shape draw:style-name="gr1" draw:text-style-name="P26" draw:z-index="1" svg:height="1.821cm" svg:width="21.316cm" svg:x="7.641cm" svg:y="-0.012cm" text:anchor-type="char"><text:p/><draw:enhanced-geometry draw:enhanced-path="M 0 0 L 21600 0 21600 21600 0 21600 0 0 Z N" draw:mirror-horizontal="false" draw:mirror-vertical="false" draw:type="rectangle" svg:viewBox="0 0 21600 21600"/></draw:custom-shape><text:span text:style-name="T4">PERMIS</text:span><text:span text:style-name="T5"> </text:span><text:span text:style-name="T4">D’URBANISME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/>
      <text:p text:style-name="P13"><draw:custom-shape draw:style-name="gr1" draw:text-style-name="P26" draw:z-index="1" svg:height="1.821cm" svg:width="21.316cm" svg:x="7.641cm" svg:y="-0.012cm" text:anchor-type="char"><text:p/><draw:enhanced-geometry draw:enhanced-path="M 0 0 L 21600 0 21600 21600 0 21600 0 0 Z N" draw:mirror-horizontal="false" draw:mirror-vertical="false" draw:type="rectangle" svg:viewBox="0 0 21600 21600"/></draw:custom-shape><text:span text:style-name="T4">PERMIS</text:span><text:span text:style-name="T5"> </text:span><text:span text:style-name="T4">D’URBANISME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/>
      <text:p text:style-name="P13"><draw:custom-shape draw:style-name="gr1" draw:text-style-name="P26" draw:z-index="1" svg:height="1.821cm" svg:width="21.316cm" svg:x="7.641cm" svg:y="-0.012cm" text:anchor-type="char"><text:p/><draw:enhanced-geometry draw:enhanced-path="M 0 0 L 21600 0 21600 21600 0 21600 0 0 Z N" draw:mirror-horizontal="false" draw:mirror-vertical="false" draw:type="rectangle" svg:viewBox="0 0 21600 21600"/></draw:custom-shape><text:span text:style-name="T4">PERMIS</text:span><text:span text:style-name="T5"> </text:span><text:span text:style-name="T4">D’URBANISME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/>
      <text:p text:style-name="P13"><draw:custom-shape draw:style-name="gr1" draw:text-style-name="P26" draw:z-index="1" svg:height="1.821cm" svg:width="21.316cm" svg:x="7.641cm" svg:y="-0.012cm" text:anchor-type="char"><text:p/><draw:enhanced-geometry draw:enhanced-path="M 0 0 L 21600 0 21600 21600 0 21600 0 0 Z N" draw:mirror-horizontal="false" draw:mirror-vertical="false" draw:type="rectangle" svg:viewBox="0 0 21600 21600"/></draw:custom-shape><text:span text:style-name="T4">PERMIS</text:span><text:span text:style-name="T5"> </text:span><text:span text:style-name="T4">D’URBANISME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/>
      <text:p text:style-name="P13"><draw:custom-shape draw:style-name="gr1" draw:text-style-name="P26" draw:z-index="1" svg:height="1.821cm" svg:width="21.316cm" svg:x="7.641cm" svg:y="-0.012cm" text:anchor-type="char"><text:p/><draw:enhanced-geometry draw:enhanced-path="M 0 0 L 21600 0 21600 21600 0 21600 0 0 Z N" draw:mirror-horizontal="false" draw:mirror-vertical="false" draw:type="rectangle" svg:viewBox="0 0 21600 21600"/></draw:custom-shape><text:span text:style-name="T4">PERMIS</text:span><text:span text:style-name="T5"> </text:span><text:span text:style-name="T4">D’URBANISME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Tahoma3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1" svg:font-family="'Lucida Sans Unicode'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Black" svg:font-family="'Arial Black'"/>
    <style:font-face style:font-family-generic="swiss" style:font-pitch="variable" style:name="DejaVu Sans1" svg:font-family="'DejaVu Sans'"/>
    <style:font-face style:font-family-generic="swiss" style:font-pitch="variable" style:name="Tahoma2" svg:font-family="Tahoma"/>
    <style:font-face style:font-family-generic="swiss" style:font-pitch="variable" style:name="Times New Roman1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P1" style:parent-style-name="Title">
      <style:paragraph-properties fo:border="none" fo:margin-left="0cm" fo:margin-right="0.065cm" fo:padding="0cm" fo:text-align="start" fo:text-indent="0cm" style:auto-text-indent="false" style:justify-single-word="false"/>
      <style:text-properties fo:font-size="24pt" style:font-name="Times New Roman" style:font-size-asian="24pt" style:font-size-complex="24pt"/>
    </style:style>
    <style:style style:family="paragraph" style:name="P2" style:parent-style-name="Title">
      <style:paragraph-properties fo:border="none" fo:margin-left="0cm" fo:margin-right="0.065cm" fo:padding="0cm" fo:text-indent="0cm" style:auto-text-indent="false"/>
      <style:text-properties fo:font-size="90pt" style:font-name="Times New Roman" style:font-size-asian="90pt" style:font-size-complex="90pt"/>
    </style:style>
    <style:style style:family="paragraph" style:name="P3" style:parent-style-name="Standard">
      <style:text-properties fo:font-size="24pt" fo:font-weight="bold" style:font-size-asian="24pt" style:font-size-complex="24pt" style:font-weight-asian="bold" style:font-weight-complex="bold"/>
    </style:style>
    <style:style style:family="paragraph" style:name="P4" style:parent-style-name="Standard">
      <style:paragraph-properties fo:text-align="center" style:justify-single-word="false"/>
      <style:text-properties fo:font-size="24pt" fo:font-weight="bold" style:font-size-asian="24pt" style:font-size-complex="24pt" style:font-weight-asian="bold" style:font-weight-complex="bold"/>
    </style:style>
    <style:style style:family="paragraph" style:name="P5" style:parent-style-name="Standard">
      <style:paragraph-properties fo:text-align="justify" style:justify-single-word="false"/>
      <style:text-properties fo:font-size="24pt" fo:font-weight="normal" style:font-size-asian="24pt" style:font-size-complex="24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fo:country="FR" fo:font-size="45pt" fo:font-weight="bold" fo:language="fr" style:font-name="Times New Roman" style:font-size-asian="45pt" style:font-size-complex="45pt" style:font-weight-asian="bold"/>
    </style:style>
    <style:style style:family="paragraph" style:name="P7" style:parent-style-name="Standard">
      <style:paragraph-properties fo:text-align="center" style:justify-single-word="false"/>
      <style:text-properties fo:country="FR" fo:font-size="26pt" fo:language="fr" style:font-name="Times New Roman" style:font-size-asian="26pt" style:font-size-complex="26pt"/>
    </style:style>
    <style:style style:family="paragraph" style:name="P8" style:parent-style-name="Standard">
      <style:paragraph-properties fo:text-align="center" style:justify-single-word="false"/>
      <style:text-properties fo:country="FR" fo:font-size="26pt" fo:font-weight="bold" fo:language="fr" style:font-name="Times New Roman" style:font-size-asian="26pt" style:font-size-complex="26pt" style:font-weight-asian="bold"/>
    </style:style>
    <style:style style:family="paragraph" style:name="P9" style:parent-style-name="Standard">
      <style:paragraph-properties fo:text-align="center" style:justify-single-word="false"/>
      <style:text-properties fo:country="FR" fo:font-size="55pt" fo:font-weight="bold" fo:language="fr" style:font-name="Times New Roman" style:font-size-asian="55pt" style:font-size-complex="55pt" style:font-weight-asian="bold"/>
    </style:style>
    <style:style style:family="paragraph" style:name="P10" style:parent-style-name="Standard">
      <style:text-properties fo:font-size="14pt" style:font-name="Times New Roman" style:font-size-asian="14pt" style:font-size-complex="14pt"/>
    </style:style>
    <style:style style:family="paragraph" style:name="P11" style:parent-style-name="Standard">
      <style:text-properties fo:country="FR" fo:font-size="14pt" fo:font-weight="bold" fo:language="fr" style:font-name="Times New Roman" style:font-size-asian="14pt" style:font-size-complex="14pt" style:font-weight-asian="bold" style:font-weight-complex="bold"/>
    </style:style>
    <style:style style:family="paragraph" style:name="P12" style:parent-style-name="Standard">
      <style:paragraph-properties fo:text-align="center" style:justify-single-word="false"/>
      <style:text-properties fo:country="FR" fo:font-size="14pt" fo:font-weight="bold" fo:language="fr" style:font-name="Times New Roman" style:font-size-asian="14pt" style:font-size-complex="14pt" style:font-weight-asian="bold"/>
    </style:style>
    <style:style style:family="paragraph" style:name="P13" style:parent-style-name="Standard">
      <style:paragraph-properties fo:text-align="center" style:justify-single-word="false"/>
      <style:text-properties style:font-name="Times New Roman"/>
    </style:style>
    <style:style style:family="paragraph" style:name="P14" style:parent-style-name="Standard">
      <style:paragraph-properties fo:text-align="center" style:justify-single-word="false"/>
      <style:text-properties fo:country="FR" fo:font-size="16pt" fo:font-weight="bold" fo:language="fr" style:font-name="Times New Roman" style:font-size-asian="16pt" style:font-size-complex="16pt" style:font-weight-asian="bold"/>
    </style:style>
    <style:style style:family="paragraph" style:name="P15" style:parent-style-name="Standard">
      <style:paragraph-properties fo:line-height="150%"/>
      <style:text-properties style:font-name="Times New Roman"/>
    </style:style>
    <style:style style:family="paragraph" style:name="P16" style:parent-style-name="Standard">
      <style:paragraph-properties fo:line-height="150%" fo:text-align="center" style:justify-single-word="false"/>
      <style:text-properties fo:country="FR" fo:font-size="40pt" fo:font-weight="bold" fo:language="fr" style:font-name="Times New Roman" style:font-size-asian="40pt" style:font-size-complex="40pt" style:font-weight-asian="bold" style:font-weight-complex="bold"/>
    </style:style>
    <style:style style:family="paragraph" style:name="P17" style:parent-style-name="Standard">
      <style:text-properties fo:font-size="24pt" fo:font-weight="normal" style:font-name="Times New Roman" style:font-size-asian="24pt" style:font-size-complex="24pt" style:font-weight-asian="normal" style:font-weight-complex="normal"/>
    </style:style>
    <style:style style:family="paragraph" style:name="P18" style:parent-style-name="Standard">
      <style:paragraph-properties fo:line-height="150%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19" style:parent-style-name="Standard">
      <style:paragraph-properties fo:line-height="150%" fo:text-align="end" style:justify-single-word="false"/>
      <style:text-properties fo:country="FR" fo:font-size="24pt" fo:font-weight="normal" fo:language="fr" style:font-name="Times New Roman" style:font-size-asian="24pt" style:font-size-complex="24pt" style:font-weight-asian="normal" style:font-weight-complex="normal"/>
    </style:style>
    <style:style style:family="paragraph" style:name="P20" style:parent-style-name="Standard">
      <style:text-properties fo:country="FR" fo:font-size="18pt" fo:font-weight="bold" fo:language="fr" style:font-name="Times New Roman" style:font-size-asian="18pt" style:font-weight-asian="bold" style:font-weight-complex="bold"/>
    </style:style>
    <style:style style:family="paragraph" style:name="P21" style:parent-style-name="Standard">
      <style:text-properties fo:font-size="20pt" style:font-name="Times New Roman" style:font-size-asian="20pt" style:font-size-complex="20pt"/>
    </style:style>
    <style:style style:family="paragraph" style:name="P22" style:parent-style-name="Standard">
      <style:paragraph-properties fo:margin-left="9.991cm" fo:margin-right="0cm" fo:text-align="center" fo:text-indent="1.249cm" style:auto-text-indent="false" style:justify-single-word="false"/>
      <style:text-properties style:font-name="Times New Roman"/>
    </style:style>
    <style:style style:family="paragraph" style:master-page-name="Standard" style:name="P23" style:parent-style-name="Title">
      <style:paragraph-properties fo:border="none" fo:margin-left="0cm" fo:margin-right="0.065cm" fo:padding="0cm" fo:text-align="end" fo:text-indent="0cm" style:auto-text-indent="false" style:justify-single-word="false" style:page-number="auto"/>
      <style:text-properties fo:font-size="22pt" style:font-name="Times New Roman" style:font-size-asian="22pt" style:font-size-complex="22pt"/>
    </style:style>
    <style:style style:family="paragraph" style:list-style-name="L1" style:name="P24" style:parent-style-name="Standard">
      <style:text-properties fo:font-size="24pt" style:font-size-asian="24pt" style:font-size-complex="24pt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6">
      <style:paragraph-properties style:writing-mode="lr-tb"/>
    </style:style>
    <style:style style:family="text" style:name="T1">
      <style:text-properties fo:country="FR" fo:font-size="28pt" fo:font-weight="bold" fo:language="fr" style:font-size-asian="28pt" style:font-size-complex="28pt" style:font-weight-asian="bold" style:font-weight-complex="bold"/>
    </style:style>
    <style:style style:family="text" style:name="T2">
      <style:text-properties fo:country="FR" fo:font-weight="bold" fo:language="fr" style:font-weight-asian="bold" style:font-weight-complex="bold"/>
    </style:style>
    <style:style style:family="text" style:name="T3">
      <style:text-properties fo:country="FR" fo:font-size="14pt" fo:font-weight="bold" fo:language="fr" style:font-size-asian="14pt" style:font-size-complex="14pt" style:font-weight-asian="bold" style:font-weight-complex="bold"/>
    </style:style>
    <style:style style:family="text" style:name="T4">
      <style:text-properties fo:country="FR" fo:font-size="40pt" fo:font-weight="bold" fo:language="fr" style:font-size-asian="40pt" style:font-size-complex="40pt" style:font-weight-asian="bold"/>
    </style:style>
    <style:style style:family="text" style:name="T5">
      <style:text-properties fo:country="FR" fo:font-size="48pt" fo:font-weight="bold" fo:language="fr" style:font-size-asian="48pt" style:font-size-complex="48pt" style:font-weight-asian="bold"/>
    </style:style>
    <style:style style:family="text" style:name="T6">
      <style:text-properties fo:font-weight="normal" style:font-weight-asian="normal" style:font-weight-complex="normal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1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style:style style:family="graphic" style:name="gr1">
      <style:graphic-properties draw:auto-grow-height="false" draw:fill="none" draw:fill-color="#ffffff" draw:shadow="hidden" draw:stroke="solid" draw:stroke-linejoin="miter" draw:textarea-horizontal-align="left" draw:textarea-vertical-align="top" draw:wrap-influence-on-position="once-concurrent" fo:margin-left="0.319cm" fo:margin-right="0.319cm" fo:padding-bottom="0.229cm" fo:padding-left="0.441cm" fo:padding-right="0.441cm" fo:padding-top="0.229cm" fo:wrap-option="wrap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 svg:stroke-width="0.026cm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NEXE 25</text:p>
      <text:p text:style-name="P1"/>
      <text:p text:style-name="P2"><draw:custom-shape draw:style-name="gr1" draw:text-style-name="P26" draw:z-index="0" svg:height="3.611cm" svg:width="12.77cm" svg:x="12.166cm" svg:y="0.261cm" text:anchor-type="char"><text:p/><draw:enhanced-geometry draw:enhanced-path="M 0 0 L 21600 0 21600 21600 0 21600 0 0 Z N" draw:type="rectangle" svg:viewBox="0 0 21600 21600"/></draw:custom-shape>AVIS</text:p>
      <text:p text:style-name="P1"/>
      <text:p text:style-name="P22"/>
      <text:p text:style-name="P6">Commune <text:text-input text:description="Nom de la commune préfixé">tool.getCityName(prefixed=True)</text:text-input></text:p>
      <text:p text:style-name="P7">Service de l’urbanisme</text:p>
      <text:p text:style-name="P9"><text:text-input text:description="Demandeurs">self.getApplicantsSignaletic(True)</text:text-input></text:p>
      <text:p text:style-name="P12"/>
      <text:p text:style-name="P12">fait(font) savoir qu’il(s) a(ont) introduit une demande de</text:p>
      <text:p text:style-name="P8"/>
      <text:p text:style-name="P13"><draw:custom-shape draw:style-name="gr1" draw:text-style-name="P26" draw:z-index="1" svg:height="1.821cm" svg:width="21.316cm" svg:x="7.641cm" svg:y="-0.012cm" text:anchor-type="char"><text:p/><draw:enhanced-geometry draw:enhanced-path="M 0 0 L 21600 0 21600 21600 0 21600 0 0 Z N" draw:mirror-horizontal="false" draw:mirror-vertical="false" draw:type="rectangle" svg:viewBox="0 0 21600 21600"/></draw:custom-shape><text:span text:style-name="T4">PERMIS</text:span><text:span text:style-name="T5"> </text:span><text:span text:style-name="T4">D’URBANISME</text:span></text:p>
      <text:p text:style-name="P14"/>
      <text:p text:style-name="P14"/>
      <text:p text:style-name="P21"><text:span text:style-name="T2">ayant trait à un terrain sis :</text:span><text:span text:style-name="T2"> <text:tab/></text:span><text:span text:style-name="T2"><text:text-input text:description="Lieu des travaux">self.getWorkLocationSignaletic()</text:text-input></text:span></text:p>
      <text:p text:style-name="P21"><text:span text:style-name="T2">dont la référence cadastrale est : <text:tab/></text:span><text:span text:style-name="T2"><text:text-input text:description="Cadastre">licence_view.get_parcels() </text:text-input></text:span></text:p>
      <text:p text:style-name="P11"/>
      <text:p text:style-name="P11"/>
      <text:p text:style-name="P15"><text:span text:style-name="T3">Le projet consiste en :</text:span><text:span text:style-name="T1"> </text:span></text:p>
      <text:p text:style-name="P16"><text:text-input text:description="Nature des travaux">self.getLicenceSubject()</text:text-input></text:p>
      <text:p text:style-name="P10"><text:span text:style-name="T2">et présente les caractéristiques suivantes </text:span><text:span text:style-name="T2">: </text:span></text:p>
      <text:p text:style-name="P5"/>
      <text:section text:name="Section2" text:style-name="Sect1">
        <text:list text:style-name="L1" xml:id="list633539310">
          <text:list-item>
            <text:p text:style-name="P24"><text:soft-page-break/><office:annotation><dc:creator>Stéphan Geulette</dc:creator><dc:date>2011-04-11T21:05:37</dc:date><text:p text:style-name="P25"><text:span text:style-name="T7">do section- for article in self.getInvestigationArticles()</text:span></text:p></office:annotation><text:span text:style-name="T6"> </text:span><text:span text:style-name="T6"><office:annotation><dc:creator>Stéphan Geulette</dc:creator><dc:date>2011-04-11T13:26:13</dc:date><text:p text:style-name="P25"><text:span text:style-name="T8">do text</text:span></text:p><text:p text:style-name="P25"><text:span text:style-name="T8">from xhtml(tool.decorateHTML( 'police24', self.getTerm('investigationarticles', article).getFormattedDescription()))</text:span></text:p></office:annotation></text:span><text:span text:style-name="T6">ceci est remplacé par le paragraphe correspondant à l'article choisi</text:span></text:p>
          </text:list-item>
        </text:list>
      </text:section>
      <text:p text:style-name="P17"/>
      <text:p text:style-name="P20"/>
      <text:p text:style-name="P4">Les réclamations et observations écrites sont à adresser au Collège Communal du <text:text-input text:description="Date début d'enquête">tool.formatDate(licence.getLastInquiry().getInvestigationStart()))</text:text-input> au <text:text-input text:description="Date fin enquête">tool.formatDate(licence.getLastInquiry().getInvestigationEnd()))</text:text-input> inclus.</text:p>
      <text:p text:style-name="P4"/>
      <text:p text:style-name="P4"><office:annotation><dc:creator>Gauthier Bastien</dc:creator><dc:date>2011-02-25T11:04:01</dc:date><text:p text:style-name="P25"><text:span text:style-name="T8">do text if urbanEventObj.getClaimsDate()</text:span></text:p></office:annotation>Les réclamations et observations orales peuvent être formulées le <text:text-input text:description="Date de la séance de réclamations">tool.formatDate(urbanEventObj.getClaimsDate())</text:text-input> de 10h00 à 12h00 à l’Administration Communale.</text:p>
      <text:p text:style-name="P4"/>
      <text:p text:style-name="P4"><office:annotation><dc:creator>Gauthier Bastien</dc:creator><dc:date>2011-02-25T11:04:01</dc:date><text:p text:style-name="P25"><text:span text:style-name="T8">do text if urbanEventObj.getExplanationsDate()</text:span></text:p></office:annotation>Des explications seront fournies le <text:text-input text:description="Date de la séance d'explications">tool.formatDate(urbanEventObj.getExplanationsDate())</text:text-input> de 10 à 12h à l’Administration Communale.</text:p>
      <text:p text:style-name="P3"/>
      <text:p text:style-name="Standard">Le dossier peut être consulté à l’administration Communale pendant les heures d'ouverture du service.</text:p>
      <text:p text:style-name="P18"/>
      <text:p text:style-name="P19"><text:text-input text:description="xxx le xxx">urbanEventObj.getFormattedDate(withCityNamePrefix=True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1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1" svg:font-family="'DejaVu Sans'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CA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 Black" fo:font-size="72pt" fo:language="fr" fo:country="FR" style:font-size-asian="72pt" style:font-name-complex="Tahoma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keep-with-next="always"/>
      <style:text-properties fo:font-size="16pt" fo:language="fr" fo:country="FR" fo:font-weight="bold" style:font-size-asian="16pt" style:font-weight-asian="bold" style:font-weight-complex="bold"/>
    </style:style>
    <style:style style:name="Title" style:family="paragraph" style:parent-style-name="Standard" style:next-style-name="Subtitle" style:class="chapter">
      <style:paragraph-properties fo:margin-left="5.831cm" fo:margin-right="7.706cm" fo:text-align="center" style:justify-single-word="false" fo:text-indent="0cm" style:auto-text-indent="false" fo:padding-left="0.529cm" fo:padding-right="0.529cm" fo:padding-top="0.353cm" fo:padding-bottom="0.353cm" fo:border="4pt solid #000000"/>
      <style:text-properties fo:font-size="36pt" fo:language="en" fo:country="GB" fo:font-weight="bold" style:font-size-asian="3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size="24pt" style:font-name-asian="OpenSymbol" style:font-size-asian="21pt" style:font-name-complex="OpenSymbol" style:font-size-complex="24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699cm" style:num-format="1" style:print-orientation="landscape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dc:title>                 A V I S     </dc:title>
    <meta:initial-creator>RGASPARD</meta:initial-creator>
    <meta:creation-date>2009-01-20T13:54:00</meta:creation-date>
    <dc:creator>sde </dc:creator>
    <dc:date>2012-02-15T13:44:17</dc:date>
    <meta:print-date>2008-09-03T13:50:00</meta:print-date>
    <meta:editing-cycles>36</meta:editing-cycles>
    <meta:editing-duration>PT1H38M3S</meta:editing-duration>
    <meta:document-statistic meta:table-count="0" meta:image-count="0" meta:object-count="0" meta:page-count="2" meta:paragraph-count="18" meta:word-count="122" meta:character-count="1158" meta:non-whitespace-character-count="1053"/>
    <meta:user-defined meta:name="Info 1"/>
    <meta:user-defined meta:name="Info 2"/>
    <meta:user-defined meta:name="Info 3"/>
    <meta:user-defined meta:name="Info 4"/>
  </office:meta>
</office:document-meta>
</file>